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="" draw:marker-start-width="0.28cm" draw:marker-start-center="true" draw:marker-end="Linienspitzen_20_1" draw:marker-end-width="0.28cm" draw:marker-end-center="true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objectwithoutfill">
      <style:graphic-properties draw:stroke="dash" draw:stroke-dash="Double_20_Dash_20__28_Rounded_29_" svg:stroke-width="0.05cm" svg:stroke-color="#000000" draw:marker-start="" draw:marker-start-width="0.28cm" draw:marker-start-center="true" draw:marker-end="" draw:marker-end-width="0.28cm" draw:marker-end-center="true" svg:stroke-linecap="round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Double_20_Dash" svg:stroke-width="0.05cm" svg:stroke-color="#000000" draw:marker-start="Dimension_20_Line" draw:marker-start-width="0.28cm" draw:marker-start-center="true" draw:marker-end="Dimension_20_Line" draw:marker-end-width="0.28cm" draw:marker-end-center="true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35cm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1.25cm"/>
    </style:style>
    <style:style style:name="gr8" style:family="graphic" style:parent-style-name="objectwithoutfill">
      <style:graphic-properties draw:stroke="solid" draw:stroke-dash="Double_20_Dash_20__28_Rounded_29_" svg:stroke-width="0.05cm" svg:stroke-color="#000000" draw:marker-start="Dimension_20_Line" draw:marker-start-width="0.28cm" draw:marker-start-center="true" draw:marker-end="Dimension_20_Line" draw:marker-end-width="0.28cm" draw:marker-end-center="true" svg:stroke-linecap="round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35cm" fo:min-width="3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.6cm" svg:y1="13.7cm" svg:x2="15.6cm" svg:y2="5.3cm">
            <text:p/>
          </draw:line>
          <draw:g>
            <svg:title>TexMaths</svg:title>
            <svg:desc>18§latex§$\vec{r}$§svg§600§TRUE§</svg:desc>
            <draw:g>
              <draw:path draw:style-name="gr2" draw:text-style-name="P2" draw:layer="layout" svg:width="0.277cm" svg:height="0.123cm" svg:x="6.546cm" svg:y="0.901cm" svg:viewBox="0 0 278 124" svg:d="M223 75c-9 7-29 25-29 36 0 7 5 13 12 13 6 0 8-4 11-8 7-8 22-26 50-41 4-2 11-5 11-12s-5-9-9-13c-14-9-21-21-25-36-2-5-4-14-12-14-9 0-13 9-13 14 0 2 4 22 14 36-70 0-141 0-211 0-11 0-22 0-22 13 0 12 11 12 22 12 67 0 134 0 201 0z">
                <text:p/>
              </draw:path>
              <draw:path draw:style-name="gr2" draw:text-style-name="P2" draw:layer="layout" svg:width="0.256cm" svg:height="0.284cm" svg:x="6.469cm" svg:y="1.071cm" svg:viewBox="0 0 257 285" svg:d="M38 240c-2 11-6 25-6 27 0 13 9 18 18 18 7 0 20-5 24-18 1-2 23-88 25-99 5-21 16-64 19-82 4-7 20-38 36-50 6-6 24-22 51-22 16 0 25 8 27 8-20 3-35 17-35 34 0 10 8 23 26 23 17 0 34-14 34-38 0-21-20-41-52-41-42 0-69 30-81 48-6-26-27-48-58-48-28 0-41 25-46 36-11 21-20 59-20 61 0 7 7 7 9 7 5 0 7-2 11-14 11-45 23-76 45-76 10 0 19 6 19 29 0 13-1 20-10 54-12 48-24 95-36 143z">
                <text:p/>
              </draw:path>
            </draw:g>
          </draw:g>
          <draw:g>
            <svg:title>TexMaths</svg:title>
            <svg:desc>18§latex§$\vec{\omega}\parallel\hat{n}$§svg§600§TRUE§</svg:desc>
            <draw:g>
              <draw:path draw:style-name="gr2" draw:text-style-name="P2" draw:layer="layout" svg:width="0.279cm" svg:height="0.123cm" svg:x="15.562cm" svg:y="4.382cm" svg:viewBox="0 0 280 124" svg:d="M225 75c-9 8-31 26-31 36 0 7 7 13 13 13 5 0 9-4 12-7 7-11 22-27 51-42 3-3 10-5 10-12s-5-11-9-13c-14-11-21-21-27-36 0-7-3-14-12-14s-13 7-13 13c0 3 6 23 16 37-71 0-142 0-213 0-11 0-22 0-22 13 0 12 11 12 22 12 67 0 135 0 203 0z">
                <text:p/>
              </draw:path>
              <draw:path draw:style-name="gr2" draw:text-style-name="P2" draw:layer="layout" svg:width="0.375cm" svg:height="0.284cm" svg:x="15.452cm" svg:y="4.553cm" svg:viewBox="0 0 376 285" svg:d="M376 45c0-29-13-45-26-45-16 0-34 16-34 31 0 5 4 12 9 17 11 9 24 27 24 54 0 25-13 61-33 90-18 27-41 49-72 49-36 0-55-24-61-58 8-16 22-56 22-73 0-8-4-15-11-15-5 0-12 2-18 11-7 12-14 54-14 77-22 29-47 58-87 58-41 0-53-38-53-74 0-77 64-144 64-153 0-7-5-10-12-10-9 0-13 7-16 12-33 47-58 122-58 180 0 43 16 89 67 89 44 0 75-32 97-66 7 38 30 66 70 66 48 0 79-37 102-86 14-30 40-116 40-154z">
                <text:p/>
              </draw:path>
              <draw:path draw:style-name="gr2" draw:text-style-name="P2" draw:layer="layout" svg:width="0.148cm" svg:height="0.629cm" svg:x="16.119cm" svg:y="4.359cm" svg:viewBox="0 0 149 630" svg:d="M25 22c0-9 0-22-12-22-13 0-13 14-13 23 0 195 0 389 0 584 0 9 0 23 13 23 12 0 12-12 12-21 0-196 0-392 0-587zM149 23c0-9 0-23-12-23-13 0-13 13-13 22 0 195 0 391 0 587 0 9 0 21 13 21 12 0 12-14 12-23 0-195 0-389 0-584z">
                <text:p/>
              </draw:path>
              <draw:path draw:style-name="gr2" draw:text-style-name="P2" draw:layer="layout" svg:width="0.166cm" svg:height="0.096cm" svg:x="16.633cm" svg:y="4.395cm" svg:viewBox="0 0 167 97" svg:d="M84 0c-28 29-56 57-84 86 4 4 7 7 11 11 24-22 49-43 73-65 24 22 48 43 72 65 4-4 8-7 11-11-27-29-55-57-83-86z">
                <text:p/>
              </draw:path>
              <draw:path draw:style-name="gr2" draw:text-style-name="P2" draw:layer="layout" svg:width="0.342cm" svg:height="0.284cm" svg:x="16.545cm" svg:y="4.553cm" svg:viewBox="0 0 343 285" svg:d="M38 241c-2 10-6 25-6 28 0 11 9 16 18 16 8 0 20-5 24-18 0-1 9-30 12-46 5-19 10-37 15-56 3-14 7-29 10-43 2-11 8-29 8-30 9-20 43-78 102-78 29 0 34 24 34 43 0 40-30 121-41 148-6 14-6 21-6 28 0 31 22 52 53 52 59 0 82-91 82-97 0-5-5-5-7-5-7 0-7 2-11 11-12 43-32 77-64 77-11 0-15-5-15-20 0-16 6-30 11-45 13-34 40-102 40-138 0-43-27-68-74-68-56 0-86 41-97 56-4-36-31-56-59-56-29 0-42 25-47 36-11 21-20 59-20 61 0 7 7 7 9 7 5 0 5-2 11-14 11-45 23-76 45-76 12 0 19 8 19 29 0 13-1 20-10 52-12 49-24 97-36 146z">
                <text:p/>
              </draw:path>
            </draw:g>
          </draw:g>
          <draw:line draw:style-name="gr1" draw:text-style-name="P1" draw:layer="layout" svg:x1="1.648cm" svg:y1="13.676cm" svg:x2="6.6cm" svg:y2="1.7cm">
            <text:p/>
          </draw:line>
          <draw:line draw:style-name="gr3" draw:text-style-name="P1" draw:layer="layout" svg:x1="11.35cm" svg:y1="9.45cm" svg:x2="6.626cm" svg:y2="1.648cm">
            <text:p/>
          </draw:line>
          <draw:line draw:style-name="gr4" draw:text-style-name="P1" draw:layer="layout" svg:x1="1.074cm" svg:y1="13.424cm" svg:x2="6.026cm" svg:y2="1.448cm">
            <text:p/>
          </draw:line>
          <draw:g>
            <draw:custom-shape draw:style-name="gr5" draw:text-style-name="P3" draw:layer="layout" svg:width="0.85cm" svg:height="0.85cm" svg:x="3.2cm" svg:y="6.65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18§latex§$r$§svg§600§FALSE§</svg:desc>
              <draw:g>
                <draw:path draw:style-name="gr6" draw:text-style-name="P4" draw:layer="layout" svg:width="0.21cm" svg:height="0.218cm" svg:x="3.582cm" svg:y="6.937cm" svg:viewBox="0 0 211 219" svg:d="M0 0c70 0 141 0 211 0 0 73 0 146 0 219-70 0-141 0-211 0 0-73 0-146 0-219z">
                  <text:p/>
                </draw:path>
                <draw:path draw:style-name="gr2" draw:text-style-name="P2" draw:layer="layout" svg:width="0.253cm" svg:height="0.282cm" svg:x="3.57cm" svg:y="6.905cm" svg:viewBox="0 0 254 283" svg:d="M38 240c-2 9-6 23-6 27 0 11 7 16 18 16 7 0 18-5 23-18 0-2 22-88 24-98 5-20 18-65 21-81 2-9 20-38 34-52 5-4 23-20 50-20 16 0 25 7 27 7-20 4-32 18-32 35 0 10 6 21 23 21s34-14 34-36c0-23-20-41-52-41-41 0-68 30-80 48-4-28-27-48-56-48-28 0-41 25-46 36-11 21-20 59-20 61 0 5 5 3 7 5 7 0 7 0 11-14 11-45 23-74 46-74 11 0 18 4 18 29 0 13-1 20-9 52-12 48-23 97-35 145z">
                  <text:p/>
                </draw:path>
              </draw:g>
            </draw:g>
          </draw:g>
          <draw:line draw:style-name="gr4" draw:text-style-name="P1" draw:layer="layout" svg:x1="2.048cm" svg:y1="14.266cm" svg:x2="10.848cm" svg:y2="8.986cm">
            <text:p/>
          </draw:line>
          <draw:g>
            <draw:custom-shape draw:style-name="gr7" draw:text-style-name="P3" draw:layer="layout" svg:width="1.75cm" svg:height="1cm" svg:x="6.4cm" svg:y="10.9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18§latex§$\hat{n}\cdot\vec{r}$§svg§600§TRUE§</svg:desc>
              <draw:g>
                <draw:path draw:style-name="gr2" draw:text-style-name="P2" draw:layer="layout" svg:width="0.166cm" svg:height="0.096cm" svg:x="6.74cm" svg:y="11.172cm" svg:viewBox="0 0 167 97" svg:d="M85 0c-29 29-57 57-85 86 4 4 7 7 11 11 24-22 49-43 74-65 23 22 47 43 71 65 4-4 8-7 11-11-27-29-55-57-82-86z">
                  <text:p/>
                </draw:path>
                <draw:path draw:style-name="gr2" draw:text-style-name="P2" draw:layer="layout" svg:width="0.342cm" svg:height="0.284cm" svg:x="6.652cm" svg:y="11.33cm" svg:viewBox="0 0 343 285" svg:d="M38 240c-2 11-6 25-6 27 0 13 9 18 18 18 8 0 20-5 24-18 0-2 9-30 12-47 5-18 10-37 15-55 3-14 7-29 9-43 3-11 9-29 9-31 9-19 43-77 102-77 29 0 34 24 34 45 0 38-30 118-41 145-5 15-5 22-5 29 0 30 21 52 52 52 59 0 82-91 82-97 0-7-5-7-9-7-5 0-5 4-9 13-12 43-32 77-64 77-11 0-15-6-15-20 0-16 6-32 11-45 13-34 40-102 40-138 0-43-27-68-74-68-56 0-86 41-97 56-4-36-31-56-59-56-29 0-42 25-47 36-11 21-20 59-20 61 0 7 7 7 9 7 5 0 5-2 11-14 11-45 23-76 45-76 12 0 20 9 20 29 0 13-2 20-11 54-12 48-24 95-36 143z">
                  <text:p/>
                </draw:path>
                <draw:path draw:style-name="gr2" draw:text-style-name="P2" draw:layer="layout" svg:width="0.066cm" svg:height="0.065cm" svg:x="7.208cm" svg:y="11.418cm" svg:viewBox="0 0 67 66" svg:d="M67 34c0-20-15-34-33-34s-34 15-34 34 16 32 34 32 33-14 33-32z">
                  <text:p/>
                </draw:path>
                <draw:path draw:style-name="gr2" draw:text-style-name="P2" draw:layer="layout" svg:width="0.279cm" svg:height="0.123cm" svg:x="7.564cm" svg:y="11.16cm" svg:viewBox="0 0 280 124" svg:d="M225 75c-9 7-31 25-31 36 0 7 7 13 13 13 7 0 9-4 12-8 8-8 22-26 51-41 3-2 10-5 10-12s-5-9-8-13c-15-9-22-21-27-36 0-5-5-14-13-14s-13 9-13 14c0 2 6 22 17 36-71 0-142 0-213 0-10 0-23 0-23 13 0 12 13 12 23 12 68 0 135 0 202 0z">
                  <text:p/>
                </draw:path>
                <draw:path draw:style-name="gr2" draw:text-style-name="P2" draw:layer="layout" svg:width="0.256cm" svg:height="0.284cm" svg:x="7.488cm" svg:y="11.33cm" svg:viewBox="0 0 257 285" svg:d="M36 240c-2 11-5 25-5 27 0 13 9 18 18 18s19-5 23-18c2-2 23-88 25-99 5-21 18-64 22-82 1-7 19-38 34-50 5-6 23-22 50-22 18 0 18 5 27 8-18 3-32 17-32 34 0 10 6 23 23 23s36-14 36-38c0-21-21-41-54-41-39 0-68 30-79 48-5-26-29-48-57-48-31 0-42 25-47 36-13 21-20 59-20 61 0 7 5 7 7 7 6 0 7-2 11-14 11-45 23-76 47-76 11 0 18 6 18 29 0 13-2 20-9 54-13 48-25 95-38 143z">
                  <text:p/>
                </draw:path>
              </draw:g>
            </draw:g>
          </draw:g>
          <draw:line draw:style-name="gr8" draw:text-style-name="P1" draw:layer="layout" svg:x1="11.166cm" svg:y1="7.688cm" svg:x2="7.326cm" svg:y2="1.348cm">
            <text:p/>
          </draw:line>
          <draw:g>
            <draw:custom-shape draw:style-name="gr9" draw:text-style-name="P3" draw:layer="layout" svg:width="4.35cm" svg:height="1.6cm" svg:x="8.8cm" svg:y="3.6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18§latex§$\sqrt{r^{2}-\left(\hat{n}\cdot\vec{r}\right)^{2}}$§svg§600§TRUE§</svg:desc>
              <draw:g>
                <draw:path draw:style-name="gr2" draw:text-style-name="P2" draw:layer="layout" svg:width="0.575cm" svg:height="1.135cm" svg:x="9.053cm" svg:y="3.861cm" svg:viewBox="0 0 576 1136" svg:d="M223 1041c-45-158-90-315-135-473-29 34-59 68-88 102 3 3 6 6 9 9 14-16 29-33 43-50 49 169 97 338 146 507 22 0 22 0 27-16 116-365 231-730 347-1095 4-9 4-11 4-12 0-8-6-13-13-13-11 0-12 9-14 16-109 342-217 683-326 1025z">
                  <text:p/>
                </draw:path>
                <draw:path draw:style-name="gr2" draw:text-style-name="P2" draw:layer="layout" svg:width="3.272cm" svg:height="0.024cm" svg:x="9.616cm" svg:y="3.861cm" svg:viewBox="0 0 3273 25" svg:d="M1636 25c-546 0-1091 0-1636 0 0-8 0-17 0-25 1091 0 2182 0 3273 0 0 8 0 17 0 25-546 0-1092 0-1637 0z">
                  <text:p/>
                </draw:path>
                <draw:path draw:style-name="gr2" draw:text-style-name="P2" draw:layer="layout" svg:width="0.256cm" svg:height="0.285cm" svg:x="9.634cm" svg:y="4.4cm" svg:viewBox="0 0 257 286" svg:d="M38 243c-4 9-7 23-7 27 0 10 9 16 19 16 8 0 18-6 24-18 0-2 21-88 25-99 4-22 16-65 20-83 2-7 20-37 36-52 3-3 23-20 50-20 16 0 17 5 25 8-18 3-32 18-32 34 0 11 6 23 23 23s36-14 36-38c0-21-19-41-52-41-41 0-70 31-81 49-5-29-29-49-57-49-29 0-42 25-47 36-13 22-20 59-20 61 0 7 5 7 7 7 7 0 7-2 11-14 11-45 23-76 47-76 11 0 20 6 20 29 0 13-4 20-11 54-12 49-24 97-36 146z">
                  <text:p/>
                </draw:path>
                <draw:path draw:style-name="gr2" draw:text-style-name="P2" draw:layer="layout" svg:width="0.195cm" svg:height="0.292cm" svg:x="9.945cm" svg:y="4.204cm" svg:viewBox="0 0 196 293" svg:d="M196 212c-5 0-9 0-14 0-2 11-6 36-13 41-3 2-38 2-43 2-27 0-54 0-81 0 47-41 61-54 88-73 33-27 63-54 63-96 0-54-47-86-102-86-56 0-94 38-94 79 0 22 20 25 23 25 11 0 24-9 24-23 0-9-2-23-25-23 14-33 43-42 64-42 44 0 67 34 67 70 0 38-27 69-41 85-36 35-71 69-107 104-5 5-5 5-5 18 61 0 122 0 184 0 4-27 8-54 12-81z">
                  <text:p/>
                </draw:path>
                <draw:path draw:style-name="gr2" draw:text-style-name="P2" draw:layer="layout" svg:width="0.384cm" svg:height="0.024cm" svg:x="10.395cm" svg:y="4.51cm" svg:viewBox="0 0 385 25" svg:d="M363 25c11 0 22 0 22-12 0-13-11-13-22-13-114 0-227 0-341 0-11 0-22 0-22 13 0 12 11 12 22 12 114 0 227 0 341 0z">
                  <text:p/>
                </draw:path>
                <draw:path draw:style-name="gr2" draw:text-style-name="P2" draw:layer="layout" svg:width="0.145cm" svg:height="0.63cm" svg:x="11.038cm" svg:y="4.206cm" svg:viewBox="0 0 146 631" svg:d="M146 624c0-2 0-2-11-13-79-79-99-199-99-295 0-109 23-221 103-298 7-9 7-9 7-11 0-5-2-7-6-7-7 0-63 43-100 124-33 68-40 138-40 192 0 49 7 124 41 196 38 78 92 119 99 119 4 0 6-2 6-7z">
                  <text:p/>
                </draw:path>
                <draw:path draw:style-name="gr2" draw:text-style-name="P2" draw:layer="layout" svg:width="0.168cm" svg:height="0.096cm" svg:x="11.325cm" svg:y="4.242cm" svg:viewBox="0 0 169 97" svg:d="M85 0c-29 28-57 56-85 84 4 5 7 9 11 13 24-22 49-43 74-65 24 22 48 43 72 65 4-4 8-8 12-13-28-28-56-56-84-84z">
                  <text:p/>
                </draw:path>
                <draw:path draw:style-name="gr2" draw:text-style-name="P2" draw:layer="layout" svg:width="0.341cm" svg:height="0.285cm" svg:x="11.239cm" svg:y="4.4cm" svg:viewBox="0 0 342 286" svg:d="M36 243c-2 9-5 23-5 27 0 10 9 16 19 16 8 0 18-6 24-18 3-16 7-31 11-47 4-18 9-37 14-56 4-14 7-28 11-43 2-11 7-29 7-30 11-20 43-78 104-78 29 0 34 24 34 44 0 39-32 120-41 147-5 14-7 23-7 29 0 30 23 52 52 52 59 0 83-92 83-97 0-6-6-6-7-6-8 0-8 2-9 11-13 43-35 77-65 77-11 0-16-5-16-19 0-17 7-31 12-45 11-34 38-103 38-139 0-43-27-68-72-68-57 0-88 41-99 56-3-36-28-56-57-56-30 0-42 25-49 36-9 22-18 59-18 61 0 7 5 7 7 7 6 0 7-2 11-14 11-45 23-76 47-76 12 0 18 8 18 29 0 13-2 20-9 54-13 49-25 97-38 146z">
                  <text:p/>
                </draw:path>
                <draw:path draw:style-name="gr2" draw:text-style-name="P2" draw:layer="layout" svg:width="0.066cm" svg:height="0.066cm" svg:x="11.795cm" svg:y="4.488cm" svg:viewBox="0 0 67 67" svg:d="M67 34c0-20-16-34-35-34s-32 15-32 34 13 33 32 33 35-15 35-33z">
                  <text:p/>
                </draw:path>
                <draw:path draw:style-name="gr2" draw:text-style-name="P2" draw:layer="layout" svg:width="0.28cm" svg:height="0.123cm" svg:x="12.151cm" svg:y="4.229cm" svg:viewBox="0 0 281 124" svg:d="M225 75c-9 8-31 26-31 36 0 8 8 13 13 13s9-4 13-7c7-11 21-27 50-42 3-3 11-5 11-14 0-5-6-9-9-12-15-9-22-20-27-36 0-6-4-13-13-13s-12 7-12 13c0 3 5 23 16 36-72 0-143 0-214 0-11 0-22-1-22 12 0 14 11 14 22 14 67 0 135 0 203 0z">
                  <text:p/>
                </draw:path>
                <draw:path draw:style-name="gr2" draw:text-style-name="P2" draw:layer="layout" svg:width="0.256cm" svg:height="0.285cm" svg:x="12.074cm" svg:y="4.4cm" svg:viewBox="0 0 257 286" svg:d="M38 243c-2 9-6 23-6 27 0 10 9 16 18 16 8 0 20-6 24-18 2-2 23-88 25-99 5-22 16-65 20-83 3-7 21-37 36-52 5-3 23-20 50-20 16 0 18 5 27 8-20 3-32 18-32 34 0 11 6 23 23 23s34-14 34-38c0-21-19-41-52-41-41 0-68 31-81 49-5-29-27-49-57-49-29 0-42 25-47 36-11 22-20 59-20 61 0 7 7 7 9 7 5 0 5-2 11-14 11-45 23-76 45-76 11 0 20 6 20 29 0 13-2 20-9 54-13 49-26 97-38 146z">
                  <text:p/>
                </draw:path>
                <draw:path draw:style-name="gr2" draw:text-style-name="P2" draw:layer="layout" svg:width="0.145cm" svg:height="0.63cm" svg:x="12.396cm" svg:y="4.206cm" svg:viewBox="0 0 146 631" svg:d="M146 316c0-50-7-125-42-197-37-78-91-119-99-119-3 0-5 4-5 7 0 2 0 2 11 15 63 61 99 161 99 294 0 108-24 218-103 299-7 7-7 7-7 9 0 5 2 7 5 7 8 0 63-43 101-122 33-70 40-140 40-193z">
                  <text:p/>
                </draw:path>
                <draw:path draw:style-name="gr2" draw:text-style-name="P2" draw:layer="layout" svg:width="0.193cm" svg:height="0.292cm" svg:x="12.634cm" svg:y="4.069cm" svg:viewBox="0 0 194 293" svg:d="M194 212c-4 0-9 0-14 0-2 11-5 36-11 41-3 2-38 2-45 2-27 0-54 0-81 0 47-41 61-54 88-73 33-27 63-54 63-96 0-54-46-86-102-86s-92 38-92 79c0 22 18 23 23 23 11 0 24-7 24-23 0-7-4-23-27-23 14-31 45-40 65-40 45 0 66 34 66 70 0 38-27 69-41 85-36 35-71 69-106 104-4 4-4 5-4 18 61 0 121 0 182 0 4-27 8-54 12-81z">
                  <text:p/>
                </draw:path>
              </draw:g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10-13T15:21:33.720101914</dc:date>
    <meta:editing-duration>PT1H55M16S</meta:editing-duration>
    <meta:editing-cycles>22</meta:editing-cycles>
    <meta:generator>LibreOffice/7.3.7.2$Linux_X86_64 LibreOffice_project/30$Build-2</meta:generator>
    <meta:document-statistic meta:object-count="50"/>
  </office:meta>
</office:document-meta>
</file>